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B000002A883D267BFE107FA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li,ka" svg:font-family="'Chali,ka'"/>
    <style:font-face style:name="Accanthis ADF Std No2" svg:font-family="'Accanthis ADF Std No2'" style:font-pitch="variable"/>
    <style:font-face style:name="Amiri" svg:font-family="Amiri" style:font-pitch="variable"/>
    <style:font-face style:name="Berenis ADF Pro" svg:font-family="'Berenis ADF Pro'" style:font-pitch="variable"/>
    <style:font-face style:name="Chilanka" svg:font-family="Chilanka" style:font-pitch="variable"/>
    <style:font-face style:name="KacstFarsi" svg:font-family="KacstFarsi" style:font-pitch="variable"/>
    <style:font-face style:name="LKLUG" svg:font-family="LKLUG" style:font-pitch="variable"/>
    <style:font-face style:name="Latin Modern Mono Prop Light" svg:font-family="'Latin Modern Mono Prop Light'" style:font-pitch="variable"/>
    <style:font-face style:name="aakar" svg:font-family="aakar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yriac" svg:font-family="'Noto Sans Syria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7f9f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87cefa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  <style:text-properties fo:color="#87cefa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4682b4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fo:color="#4682b4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00008b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color="#00008b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color="#1e90ff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color="#1e90ff" fo:font-size="40pt" fo:font-weight="bold" style:font-size-asian="40pt" style:font-weight-asian="bold" style:font-size-complex="40pt" style:font-weight-complex="bold"/>
    </style:style>
    <style:style style:name="P9" style:family="paragraph">
      <style:text-properties fo:color="#387baa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color="#387baa"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color="#4682b4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text-properties fo:color="#4682b4" fo:font-size="36pt" fo:font-weight="bold" style:font-size-asian="36pt" style:font-weight-asian="bold" style:font-size-complex="36pt" style:font-weight-complex="bold"/>
    </style:style>
    <style:style style:name="P13" style:family="paragraph">
      <style:text-properties fo:color="#00008b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none" draw:fill-color="#ffffff"/>
      <style:text-properties fo:color="#00008b"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color="#4682b4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fo:color="#4682b4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color="#000080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text-properties fo:color="#000080" fo:font-size="32pt" fo:font-weight="bold" style:font-size-asian="32pt" style:font-weight-asian="bold" style:font-size-complex="32pt" style:font-weight-complex="bold"/>
    </style:style>
    <style:style style:name="P19" style:family="paragraph">
      <style:text-properties fo:color="#1e90ff" fo:font-size="38pt" fo:font-weight="bold" style:font-size-asian="38pt" style:font-weight-asian="bold" style:font-size-complex="38pt" style:font-weight-complex="bold"/>
    </style:style>
    <style:style style:name="P20" style:family="paragraph">
      <loext:graphic-properties draw:fill="none" draw:fill-color="#ffffff"/>
      <style:text-properties fo:color="#1e90ff" fo:font-size="38pt" fo:font-weight="bold" style:font-size-asian="38pt" style:font-weight-asian="bold" style:font-size-complex="38pt" style:font-weight-complex="bold"/>
    </style:style>
    <style:style style:name="P21" style:family="paragraph">
      <style:text-properties fo:color="#87cefa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text-properties fo:color="#87cefa" fo:font-size="28pt" fo:font-weight="bold" style:font-size-asian="28pt" style:font-weight-asian="bold" style:font-size-complex="28pt" style:font-weight-complex="bold"/>
    </style:style>
    <style:style style:name="P23" style:family="paragraph">
      <style:text-properties fo:color="#1e90ff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text-properties fo:color="#1e90ff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-color="#ffffff"/>
    </style:style>
    <style:style style:name="P26" style:family="paragraph">
      <style:text-properties fo:color="#000000" style:font-name="Chilanka" fo:font-size="36pt" fo:font-weight="bold" style:font-size-asian="36pt" style:font-weight-asian="bold" style:font-size-complex="36pt" style:font-weight-complex="bold"/>
    </style:style>
    <style:style style:name="P27" style:family="paragraph">
      <loext:graphic-properties draw:fill="none" draw:fill-color="#ffffff"/>
      <style:text-properties fo:color="#000000" style:font-name="Chilanka"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</style:style>
    <style:style style:name="T1" style:family="text">
      <style:text-properties fo:color="#87cefa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4682b4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8b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1e90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387baa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4682b4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8b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4682b4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1e90ff" fo:font-size="38pt" fo:font-weight="bold" style:font-size-asian="38pt" style:font-weight-asian="bold" style:font-size-complex="38pt" style:font-weight-complex="bold"/>
    </style:style>
    <style:style style:name="T11" style:family="text">
      <style:text-properties fo:color="#87cefa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1e90ff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Chilanka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3.6cm" svg:height="1.826cm" draw:transform="rotate (-0.810356371700968) translate (7.323cm 2.2cm)">
          <draw:text-box>
            <text:p text:style-name="P1"><text:span text:style-name="T1">HPC</text:span></text:p>
          </draw:text-box>
        </draw:frame>
        <draw:frame draw:style-name="gr1" draw:text-style-name="P4" draw:layer="layout" svg:width="3.6cm" svg:height="1.826cm" draw:transform="rotate (0.487819525932415) translate (13.364cm 7.487cm)">
          <draw:text-box>
            <text:p text:style-name="P3"><text:span text:style-name="T2">C++</text:span></text:p>
          </draw:text-box>
        </draw:frame>
        <draw:frame draw:style-name="gr2" draw:text-style-name="P6" draw:layer="layout" svg:width="8.203cm" svg:height="1.989cm" draw:transform="rotate (1.57673044625168) translate (11.443cm 14.791cm)">
          <draw:text-box>
            <text:p text:style-name="P5"><text:span text:style-name="T3">Compu</text:span><text:span text:style-name="T3">ting</text:span></text:p>
          </draw:text-box>
        </draw:frame>
        <draw:frame draw:style-name="gr1" draw:text-style-name="P6" draw:layer="layout" svg:width="9.8cm" svg:height="1.826cm" svg:x="9.8cm" svg:y="3.974cm">
          <draw:text-box>
            <text:p text:style-name="P5"><text:span text:style-name="T3">Progra</text:span><text:span text:style-name="T3">mming</text:span></text:p>
          </draw:text-box>
        </draw:frame>
        <draw:frame draw:style-name="gr3" draw:text-style-name="P8" draw:layer="layout" svg:width="10.7cm" svg:height="1.826cm" svg:x="8.5cm" svg:y="2.574cm">
          <draw:text-box>
            <text:p text:style-name="P7"><text:span text:style-name="T4">Perfor</text:span><text:span text:style-name="T4">mance</text:span></text:p>
          </draw:text-box>
        </draw:frame>
        <draw:frame draw:style-name="gr1" draw:text-style-name="P8" draw:layer="layout" svg:width="9.8cm" svg:height="1.826cm" svg:x="7.4cm" svg:y="5.174cm">
          <draw:text-box>
            <text:p text:style-name="P7"><text:span text:style-name="T4">Engine</text:span><text:span text:style-name="T4">ering</text:span></text:p>
          </draw:text-box>
        </draw:frame>
        <draw:frame draw:style-name="gr1" draw:text-style-name="P10" draw:layer="layout" svg:width="5cm" svg:height="1.826cm" svg:x="7cm" svg:y="6.8cm">
          <draw:text-box>
            <text:p text:style-name="P9"><text:span text:style-name="T5">Object</text:span></text:p>
          </draw:text-box>
        </draw:frame>
        <draw:frame draw:style-name="gr4" draw:text-style-name="P6" draw:layer="layout" svg:width="5.302cm" svg:height="1.88cm" draw:transform="rotate (0.635997979426734) translate (4.526cm 10.899cm)">
          <draw:text-box>
            <text:p text:style-name="P5"><text:span text:style-name="T3">Python</text:span></text:p>
          </draw:text-box>
        </draw:frame>
        <draw:frame draw:style-name="gr1" draw:text-style-name="P12" draw:layer="layout" svg:width="4.168cm" svg:height="1.826cm" draw:transform="rotate (0.487819525932415) translate (8.2cm 9.554cm)">
          <draw:text-box>
            <text:p text:style-name="P11"><text:span text:style-name="T6">Code</text:span></text:p>
          </draw:text-box>
        </draw:frame>
        <draw:frame draw:style-name="gr1" draw:text-style-name="P2" draw:layer="layout" svg:width="9.8cm" svg:height="1.826cm" svg:x="12.9cm" svg:y="8.274cm">
          <draw:text-box>
            <text:p text:style-name="P1"><text:span text:style-name="T1">Algorit</text:span><text:span text:style-name="T1">hmics</text:span></text:p>
          </draw:text-box>
        </draw:frame>
        <draw:frame draw:style-name="gr1" draw:text-style-name="P14" draw:layer="layout" svg:width="9.8cm" svg:height="1.826cm" svg:x="15.1cm" svg:y="9.4cm">
          <draw:text-box>
            <text:p text:style-name="P13"><text:span text:style-name="T7">Method</text:span><text:span text:style-name="T7">s</text:span></text:p>
          </draw:text-box>
        </draw:frame>
        <draw:frame draw:style-name="gr5" draw:text-style-name="P16" draw:layer="layout" svg:width="4.2cm" svg:height="1.517cm" svg:x="16cm" svg:y="10.5cm">
          <draw:text-box>
            <text:p text:style-name="P15"><text:span text:style-name="T8">Maths</text:span></text:p>
          </draw:text-box>
        </draw:frame>
        <draw:frame draw:style-name="gr1" draw:text-style-name="P18" draw:layer="layout" svg:width="5.316cm" svg:height="1.826cm" draw:transform="rotate (0.829729526398104) translate (19.4cm 11.622cm)">
          <draw:text-box>
            <text:p text:style-name="P17"><text:span text:style-name="T9">Theory</text:span></text:p>
          </draw:text-box>
        </draw:frame>
        <draw:frame draw:style-name="gr6" draw:text-style-name="P20" draw:layer="layout" svg:width="6.615cm" svg:height="1.955cm" draw:transform="rotate (1.57428698529889) translate (10.311cm 15.416cm)">
          <draw:text-box>
            <text:p text:style-name="P19"><text:span text:style-name="T10">Softwa</text:span><text:span text:style-name="T10">re</text:span></text:p>
          </draw:text-box>
        </draw:frame>
        <draw:frame draw:style-name="gr1" draw:text-style-name="P8" draw:layer="layout" svg:width="9.8cm" svg:height="1.826cm" svg:x="16.2cm" svg:y="6.774cm">
          <draw:text-box>
            <text:p text:style-name="P7"><text:span text:style-name="T4">Learni</text:span><text:span text:style-name="T4">ng</text:span></text:p>
          </draw:text-box>
        </draw:frame>
        <draw:frame draw:style-name="gr7" draw:text-style-name="P22" draw:layer="layout" svg:width="4.613cm" svg:height="1.352cm" draw:transform="rotate (1.53746053808181) translate (9.357cm 14.393cm)">
          <draw:text-box>
            <text:p text:style-name="P21"><text:span text:style-name="T11">Machine</text:span></text:p>
          </draw:text-box>
        </draw:frame>
        <draw:frame draw:style-name="gr1" draw:text-style-name="P24" draw:layer="layout" svg:width="4.2cm" svg:height="1.826cm" draw:transform="rotate (-0.786270828023446) translate (8.233cm 9.6cm)">
          <draw:text-box>
            <text:p text:style-name="P23"><text:span text:style-name="T12">High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9" draw:text-style-name="P27" draw:layer="layout" svg:width="17.5cm" svg:height="1.648cm" svg:x="5.1cm" svg:y="8.7cm">
          <draw:text-box>
            <text:p text:style-name="P26"><text:span text:style-name="T13">Ajouter une </text:span><text:span text:style-name="T13">autre </text:span><text:span text:style-name="T13">dimension </text:span></text:p>
          </draw:text-box>
        </draw:frame>
        <draw:frame draw:style-name="gr10" draw:text-style-name="P28" draw:layer="layout" svg:width="16.1cm" svg:height="6.413cm" svg:x="5.2cm" svg:y="2.087cm">
          <draw:image xlink:href="Pictures/10000201000006AB000002A883D267BFE107FA02.png" xlink:type="simple" xlink:show="embed" xlink:actuate="onLoad" loext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li,ka" svg:font-family="'Chali,ka'"/>
    <style:font-face style:name="Accanthis ADF Std No2" svg:font-family="'Accanthis ADF Std No2'" style:font-pitch="variable"/>
    <style:font-face style:name="Amiri" svg:font-family="Amiri" style:font-pitch="variable"/>
    <style:font-face style:name="Berenis ADF Pro" svg:font-family="'Berenis ADF Pro'" style:font-pitch="variable"/>
    <style:font-face style:name="Chilanka" svg:font-family="Chilanka" style:font-pitch="variable"/>
    <style:font-face style:name="KacstFarsi" svg:font-family="KacstFarsi" style:font-pitch="variable"/>
    <style:font-face style:name="LKLUG" svg:font-family="LKLUG" style:font-pitch="variable"/>
    <style:font-face style:name="Latin Modern Mono Prop Light" svg:font-family="'Latin Modern Mono Prop Light'" style:font-pitch="variable"/>
    <style:font-face style:name="aakar" svg:font-family="aakar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yriac" svg:font-family="'Noto Sans Syria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08:53.913423711</meta:creation-date>
    <dc:date>2021-11-24T11:38:57.430645157</dc:date>
    <meta:editing-duration>PT28M59S</meta:editing-duration>
    <meta:editing-cycles>5</meta:editing-cycles>
    <meta:generator>LibreOffice/6.4.6.2$Linux_X86_64 LibreOffice_project/40$Build-2</meta:generator>
    <meta:document-statistic meta:object-count="44"/>
  </office:meta>
</office:document-meta>
</file>